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12057f" officeooo:paragraph-rsid="0012057f"/>
    </style:style>
    <style:style style:name="P2" style:family="paragraph" style:parent-style-name="Standard">
      <style:text-properties fo:language="it" fo:country="IT" officeooo:rsid="0012057f" officeooo:paragraph-rsid="0012057f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3" text:outline-level="1">Enemies</text:h>
      <text:p text:style-name="P1">Kind of monsters:</text:p>
      <text:p text:style-name="P2"><draw:frame draw:style-name="fr1" draw:name="Frame1" text:anchor-type="as-char" svg:width="7.549cm" draw:z-index="0"><draw:text-box fo:min-height="9.999cm"><text:p text:style-name="Picture"><draw:frame draw:style-name="fr2" draw:name="Image1" text:anchor-type="as-char" svg:width="7.549cm" style:rel-width="100%" svg:height="9.999cm" style:rel-height="scale" draw:z-index="1"><draw:image xlink:href="../../Resources/Characters/Enemies/OurIdeaOfEnemyUnderMud'sControll_Draw.jpg" xlink:type="simple" xlink:show="embed" xlink:actuate="onLoad" draw:filter-name="&lt;All formats&gt;" loext:mime-type="image/jpeg"/></draw:frame><text:span text:style-name="T1"><text:line-break/></text:span>Picture <text:sequence text:ref-name="refPicture0" text:name="Picture" text:formula="ooow:Picture+1" style:num-format="1">1</text:sequence>: An exampl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Enemi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emies</dc:title>
    <dc:date>2018-12-03T09:09:34.128000000</dc:date>
    <dc:creator>Michele Maione</dc:creator>
    <meta:editing-duration>PT2M43S</meta:editing-duration>
    <meta:editing-cycles>4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6" meta:word-count="12" meta:character-count="56" meta:non-whitespace-character-count="50"/>
    <meta:template xlink:type="simple" xlink:actuate="onRequest" xlink:title="" xlink:href="../MasterGameDesignDocument.odm" meta:date="2018-12-03T09:05:14.438000000"/>
  </office:meta>
</office:document-meta>
</file>